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position="0% 100%"/>
    </style:style>
    <style:style style:name="P3" style:family="paragraph" style:parent-style-name="Standard">
      <style:paragraph-properties fo:text-align="center" style:justify-single-word="false"/>
      <style:text-properties style:text-position="0% 100%" fo:font-size="16pt" fo:font-weight="bold" style:font-size-asian="16pt" style:font-weight-asian="bold" style:font-size-complex="16pt"/>
    </style:style>
    <style:style style:name="P4" style:family="paragraph" style:parent-style-name="Standard">
      <style:paragraph-properties fo:text-align="center" style:justify-single-word="false"/>
      <style:text-properties style:text-position="0% 100%" fo:font-style="italic" style:font-style-asian="italic"/>
    </style:style>
    <style:style style:name="P5" style:family="paragraph" style:parent-style-name="Standard">
      <style:paragraph-properties fo:text-align="center" style:justify-single-word="false"/>
      <style:text-properties style:text-position="0% 100%" fo:font-style="italic" fo:font-weight="normal" style:font-style-asian="italic" style:font-weight-asian="normal"/>
    </style:style>
    <style:style style:name="P6" style:family="paragraph" style:parent-style-name="Standard">
      <style:paragraph-properties fo:text-align="center" style:justify-single-word="false"/>
      <style:text-properties style:text-position="0% 100%"/>
    </style:style>
    <style:style style:name="P7" style:family="paragraph" style:parent-style-name="Standard">
      <style:paragraph-properties fo:text-align="center" style:justify-single-word="false"/>
      <style:text-properties style:text-position="0% 100%" fo:font-weight="bold" style:font-weight-asian="bold"/>
    </style:style>
    <style:style style:name="P8" style:family="paragraph" style:parent-style-name="Standard" style:master-page-name="Standard">
      <style:paragraph-properties style:page-number="1"/>
    </style:style>
    <style:style style:name="T1" style:family="text">
      <style:text-properties style:text-position="-4% 100%" fo:font-style="italic" style:font-style-asian="italic"/>
    </style:style>
    <style:style style:name="T2" style:family="text">
      <style:text-properties style:text-position="0% 100%"/>
    </style:style>
    <style:style style:name="T3" style:family="text">
      <style:text-properties style:text-position="0% 100%" fo:font-size="16pt" fo:font-weight="bold" style:font-size-asian="16pt" style:font-weight-asian="bold" style:font-size-complex="16pt"/>
    </style:style>
    <style:style style:name="T4" style:family="text">
      <style:text-properties style:text-position="0% 100%" fo:font-style="italic" style:font-style-asian="italic"/>
    </style:style>
    <style:style style:name="T5" style:family="text">
      <style:text-properties style:text-position="0% 100%" fo:font-style="italic" fo:font-weight="bold" style:font-style-asian="italic" style:font-weight-asian="bold"/>
    </style:style>
    <style:style style:name="T6" style:family="text">
      <style:text-properties style:text-position="0% 100%" fo:font-style="italic" fo:font-weight="normal" style:font-style-asian="italic" style:font-weight-asian="normal"/>
    </style:style>
    <style:style style:name="T7" style:family="text">
      <style:text-properties style:text-position="0% 100%" fo:font-weight="bold" style:font-weight-asian="bold"/>
    </style:style>
    <style:style style:name="T8" style:family="text">
      <style:text-properties style:text-position="0% 100%" fo:font-style="normal" fo:font-weight="bold"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Home Page Copy}</text:span></text:h>
      <text:h text:style-name="Standard" text:outline-level="1"><text:span text:style-name="T2"><text:s/></text:span></text:h>
      <text:h text:style-name="P1" text:outline-level="1"><text:span text:style-name="T3">Ready To Be A Better Dog Owner? </text:span></text:h>
      <text:h text:style-name="P3" text:outline-level="1"/>
      <text:h text:style-name="P1" text:outline-level="1"><text:span text:style-name="T3">Ready For A Happier Dog That's Easier To Manage?</text:span></text:h>
      <text:h text:style-name="P2" text:outline-level="1"/>
      <text:h text:style-name="P2" text:outline-level="1"/>
      <text:h text:style-name="P1" text:outline-level="1"><text:span text:style-name="T4">“I have two Alpha female dogs – a 14-year-old Wirehaired Fox Terrier and a 15-year-old Miniature Poodle, both of whom I’ve had since they were 8 weeks old. They have had such serious fights for 11 years that I have had to install gates in the house and in the yard. </text:span></text:h>
      <text:h text:style-name="P4" text:outline-level="1"/>
      <text:h text:style-name="P1" text:outline-level="1"><text:span text:style-name="T4">After hiring and working with Tyler, within two months they can now be in the same room without killing each other. My life is so much easier.<text:line-break/>”</text:span></text:h>
      <text:h text:style-name="P1" text:outline-level="1"><text:span text:style-name="T4"><text:line-break/></text:span></text:h>
      <text:h text:style-name="P1" text:outline-level="1"><text:span text:style-name="T4">Sophie Honeyman<text:line-break/><text:line-break/></text:span></text:h>
      <text:h text:style-name="P1" text:outline-level="1"><text:span text:style-name="T4">Camarillo, CA</text:span></text:h>
      <text:h text:style-name="P2" text:outline-level="1"/>
      <text:h text:style-name="P2" text:outline-level="1"/>
      <text:h text:style-name="Standard" text:outline-level="1"><text:span text:style-name="T2">Welcome to </text:span><text:span text:style-name="T7">The Noble Dog!</text:span></text:h>
      <text:h text:style-name="P2" text:outline-level="1"/>
      <text:h text:style-name="Standard" text:outline-level="1"><text:span text:style-name="T2">Hello! I'm Tyler Austin, The Noble Dog's owner and chief trainer. I'm a highly experienced dog training and behavior expert. Located in Camarillo, we service Ventura County and surrounding areas. </text:span></text:h>
      <text:h text:style-name="P2" text:outline-level="1"/>
      <text:h text:style-name="Standard" text:outline-level="1"><text:span text:style-name="T2">Like most dog owners, you may be experiencing chronic behavior issues or bad habits with your pet. Understand that you're not alone. The fact is many dog owners experience behavioral problems with their furry best friends. The problem usually occurs when some dog owners think they can manage the issues on their own, or simply choose to “go it alone”. </text:span></text:h>
      <text:h text:style-name="P2" text:outline-level="1"/>
      <text:h text:style-name="Standard" text:outline-level="1"><text:span text:style-name="T2">Be aware that in many cases, it's best to call in an experienced professional. And that's where I come in! Together, we'll get you and your dog on the same wavelength. You'll be happier, experience more good times, and become closer with your pet than you ever imagined. <text:s/></text:span></text:h>
      <text:h text:style-name="P2" text:outline-level="1"/>
      <text:h text:style-name="Standard" text:outline-level="1"><text:span text:style-name="T2">I invite you to take a moment to fully check out this site and my services. Let's see what I can do for your dog and you. </text:span></text:h>
      <text:h text:style-name="P2" text:outline-level="1"/>
      <text:h text:style-name="P1" text:outline-level="1"><text:soft-page-break/><text:span text:style-name="T7">Learn more about my training methods and services!</text:span></text:h>
      <text:h text:style-name="P6" text:outline-level="1"/>
      <text:h text:style-name="P1" text:outline-level="1"><text:span text:style-name="T4">{insert link to methods/service packages page}</text:span></text:h>
      <text:h text:style-name="P2" text:outline-level="1"/>
      <text:h text:style-name="P1" text:outline-level="1"><text:span text:style-name="T7">Have questions? Need help? </text:span></text:h>
      <text:h text:style-name="P7" text:outline-level="1"/>
      <text:h text:style-name="P1" text:outline-level="1"><text:span text:style-name="T7">Would you like to request a free in-home consultation?</text:span></text:h>
      <text:h text:style-name="P1" text:outline-level="1"><text:span text:style-name="T7"><text:s/></text:span></text:h>
      <text:h text:style-name="P1" text:outline-level="1"><text:span text:style-name="T7">Just click below, or call: </text:span><text:span text:style-name="T5">{insert phone number}</text:span><text:span text:style-name="T8">!</text:span></text:h>
      <text:h text:style-name="P2" text:outline-level="1"/>
      <text:h text:style-name="P1" text:outline-level="1"><text:span text:style-name="T6">{provide link to lead inquiry form}</text:span></text:h>
      <text:h text:style-name="P5" text:outline-level="1"/>
      <text:h text:style-name="P1" text:outline-level="1"><text:span text:style-name="T6">“I had put a plea for help out to several dog trainers in the area to help me with my dog that had aggression issues. Tyler responded positively right away. He was so excited to work with my dog. I had my ideas on how to introduce them to each other but he had his. </text:span></text:h>
      <text:h text:style-name="P5" text:outline-level="1"/>
      <text:h text:style-name="P1" text:outline-level="1"><text:span text:style-name="T6">When he performed his method, I was convinced I had an amazingly insightful, brave, and in-control professional dog trainer!! He turned a barking aggressive dog into a submissive dog before my very eyes! Thank you Tyler for all your patience and talent and strong compassion for dogs!”</text:span></text:h>
      <text:h text:style-name="P1" text:outline-level="1"><text:span text:style-name="T6"><text:line-break/></text:span></text:h>
      <text:h text:style-name="P1" text:outline-level="1"><text:span text:style-name="T6">The Bartlett Family<text:line-break/></text:span></text:h>
      <text:h text:style-name="P1" text:outline-level="1"><text:span text:style-name="T6">Camarillo, C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orphans="0" fo:widows="0" fo:hyphenation-ladder-count="no-limit" fo:keep-with-next="always" style:vertical-align="top"/>
      <style:text-properties style:text-position="0% 100%" style:font-name="Liberation Sans" fo:font-family="'Liberation Sans'" style:font-family-generic="roman" style:font-pitch="variable" fo:font-size="14pt" fo:language="en" fo:country="US" style:letter-kerning="true" style:text-blinking="false" style:font-name-asian="WenQuanYi Micro Hei" style:font-family-asian="'WenQuanYi Micro Hei'"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style:text-emphasize="none" style:text-scale="100%" fo:hyphenate="true" fo:hyphenation-remain-char-count="2" fo:hyphenation-push-char-count="2"/>
    </style:style>
    <style:style style:name="Text_20_body" style:display-name="Text body" style:family="paragraph" style:parent-style-name="normal" style:default-outline-level="1" style:list-style-name="" style:class="text">
      <style:paragraph-properties fo:margin-top="0in" fo:margin-bottom="0.0972in" loext:contextual-spacing="false" fo:line-height="120%" fo:orphans="0" fo:widows="0" fo:hyphenation-ladder-count="no-limit" style:vertical-align="top"/>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List" style:family="paragraph" style:parent-style-name="Text_20_body" style:default-outline-level="1" style:list-style-name="" style:class="list">
      <style:paragraph-properties fo:margin-top="0in" fo:margin-bottom="0.0972in" loext:contextual-spacing="false" fo:line-height="120%" fo:orphans="0" fo:widows="0" fo:hyphenation-ladder-count="no-limit" style:vertical-align="top"/>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Caption" style:family="paragraph" style:parent-style-name="normal" style:default-outline-level="1" style:list-style-name="" style:class="extra">
      <style:paragraph-properties fo:margin-top="0.0835in" fo:margin-bottom="0.0835in" loext:contextual-spacing="false" style:line-height-at-least="0.0008in" fo:orphans="0" fo:widows="0" fo:hyphenation-ladder-count="no-limit" text:number-lines="false" text:line-number="0" style:vertical-align="top"/>
      <style:text-properties style:text-position="0% 100%" style:font-name="Liberation Serif" fo:font-family="'Liberation Serif'" style:font-family-generic="roman" style:font-pitch="variable" fo:font-size="12pt" fo:language="en" fo:country="US" fo:font-style="italic" style:letter-kerning="true" style:text-blinking="false"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font-style-complex="italic" style:text-emphasize="none" style:text-scale="100%" fo:hyphenate="true" fo:hyphenation-remain-char-count="2" fo:hyphenation-push-char-count="2"/>
    </style:style>
    <style:style style:name="Index" style:family="paragraph" style:parent-style-name="normal" style:default-outline-level="1" style:list-style-name="" style:class="index">
      <style:paragraph-properties style:line-height-at-least="0.0008in" fo:orphans="0" fo:widows="0" fo:hyphenation-ladder-count="no-limit" text:number-lines="false" text:line-number="0" style:vertical-align="top"/>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9:58:28</meta:creation-date>
    <meta:initial-creator>Tony</meta:initial-creator>
    <meta:document-statistic meta:table-count="0" meta:image-count="0" meta:object-count="0" meta:page-count="2" meta:paragraph-count="26" meta:word-count="419" meta:character-count="2353" meta:non-whitespace-character-count="1939"/>
    <meta:generator>LibreOfficeDev/6.0.5.2$Linux_X86_64 LibreOffice_project/</meta:generator>
  </office:meta>
</office:document-meta>
</file>